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9390000022C0000022CA28C9A55C7DEC788.svg" manifest:media-type="image/svg+xml"/>
  <manifest:file-entry manifest:full-path="Pictures/10000201000000900000009024A1C3D19F9D4EA7.png" manifest:media-type="image/png"/>
  <manifest:file-entry manifest:full-path="Pictures/100002010000001A0000001A1745CEE51A9179B1.png" manifest:media-type="image/png"/>
  <manifest:file-entry manifest:full-path="Pictures/1000124400001A9000001A90619F85B3958AA14F.svg" manifest:media-type="image/svg+xml"/>
  <manifest:file-entry manifest:full-path="Pictures/10000000000000B4000000B461CEE230866359A0.png" manifest:media-type="image/png"/>
  <manifest:file-entry manifest:full-path="Pictures/1000020100000141000001415C08B32FDB27896B.png" manifest:media-type="image/png"/>
  <manifest:file-entry manifest:full-path="Pictures/10000D93000115B600007BB7E9A26CBCB7584F31.svg" manifest:media-type="image/svg+xml"/>
  <manifest:file-entry manifest:full-path="Pictures/1000020100000424000001D8FF1D32DA3A52EE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5429" draw:textarea-horizontal-align="justify" draw:textarea-vertical-align="middle" draw:auto-grow-height="false" fo:min-height="0.25cm" fo:min-width="10.5cm"/>
    </style:style>
    <style:style style:name="gr2" style:family="graphic" style:parent-style-name="standard">
      <style:graphic-properties draw:stroke="none" draw:fill-color="#ff3838" draw:textarea-horizontal-align="justify" draw:textarea-vertical-align="middle" draw:auto-grow-height="false" fo:min-height="0.25cm" fo:min-width="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6" style:family="graphic" style:parent-style-name="standard">
      <style:graphic-properties draw:stroke="none" draw:fill-color="#e8a202" draw:textarea-horizontal-align="justify" draw:textarea-vertical-align="middle" draw:auto-grow-height="false" fo:min-height="0.25cm" fo:min-width="3.75cm"/>
    </style:style>
    <style:style style:name="gr7" style:family="graphic" style:parent-style-name="standard">
      <style:graphic-properties draw:stroke="none" draw:fill-color="#6b5e9b" draw:textarea-horizontal-align="justify" draw:textarea-vertical-align="middle" draw:auto-grow-height="false" fo:min-height="0.25cm" fo:min-width="2cm"/>
    </style:style>
    <style:style style:name="gr8" style:family="graphic" style:parent-style-name="standard">
      <style:graphic-properties draw:stroke="none" draw:fill-color="#b7b3ca" draw:textarea-horizontal-align="justify" draw:textarea-vertical-align="middle" draw:auto-grow-height="false" fo:min-height="0.25cm" fo:min-width="3.75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25cm" fo:min-width="1.5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238cm" fo:min-width="0.562cm"/>
    </style:style>
    <style:style style:name="P1" style:family="paragraph">
      <loext:graphic-properties draw:fill-color="#ff5429"/>
      <style:paragraph-properties fo:text-align="center"/>
    </style:style>
    <style:style style:name="P2" style:family="paragraph">
      <loext:graphic-properties draw:fill-color="#ff3838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 draw:fill-color="#ffffff"/>
      <style:text-properties fo:color="#000000" loext:opacity="100%" style:text-outline="false" fo:font-size="12pt" fo:text-shadow="1pt 1pt" fo:font-weight="bold" fo:background-color="#ff5429" style:font-size-asian="12pt" style:font-weight-asian="bold" style:font-size-complex="12pt" style:font-weight-complex="bold"/>
    </style:style>
    <style:style style:name="P8" style:family="paragraph">
      <loext:graphic-properties draw:fill-color="#e8a202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text-properties fo:font-size="10.5pt" style:font-size-asian="10.5pt" style:font-size-complex="10.5pt"/>
    </style:style>
    <style:style style:name="P11" style:family="paragraph">
      <loext:graphic-properties draw:fill-color="#6b5e9b"/>
      <style:paragraph-properties fo:text-align="center"/>
    </style:style>
    <style:style style:name="P12" style:family="paragraph">
      <loext:graphic-properties draw:fill-color="#b7b3ca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cm" svg:height="0.5cm" svg:x="1.7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5cm" svg:height="0.5cm" svg:x="3.2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5cm" svg:height="0.806cm" svg:x="2.25cm" svg:y="1.5cm">
          <draw:text-box>
            <text:p text:style-name="P3"><text:span text:style-name="T1">Tree Style Tab</text:span></text:p>
          </draw:text-box>
        </draw:frame>
        <draw:frame draw:style-name="gr4" draw:text-style-name="P5" draw:layer="layout" svg:width="0.555cm" svg:height="0.555cm" svg:x="1.75cm" svg:y="1.6cm">
          <draw:image xlink:href="Pictures/100009390000022C0000022CA28C9A55C7DEC788.svg" xlink:type="simple" xlink:show="embed" xlink:actuate="onLoad" draw:mime-type="image/svg+xml">
            <text:p/>
          </draw:image>
          <draw:image xlink:href="Pictures/100002010000001A0000001A1745CEE51A9179B1.png" xlink:type="simple" xlink:show="embed" xlink:actuate="onLoad" draw:mime-type="image/png"/>
        </draw:frame>
        <draw:frame draw:style-name="gr5" draw:text-style-name="P7" draw:layer="layout" svg:width="1.907cm" svg:height="0.725cm" svg:x="1.593cm" svg:y="2.155cm">
          <draw:text-box>
            <text:p text:style-name="P6"><text:span text:style-name="T2">2007</text:span></text:p>
          </draw:text-box>
        </draw:frame>
        <draw:frame draw:style-name="gr3" draw:text-style-name="P4" draw:layer="layout" svg:width="1.463cm" svg:height="0.806cm" svg:x="3.75cm" svg:y="2.75cm">
          <draw:text-box>
            <text:p text:style-name="P3"><text:span text:style-name="T1">npm</text:span></text:p>
          </draw:text-box>
        </draw:frame>
        <draw:frame draw:style-name="gr4" draw:text-style-name="P5" draw:layer="layout" svg:width="0.539cm" svg:height="0.539cm" svg:x="3.25cm" svg:y="2.88cm">
          <draw:image xlink:href="Pictures/10000201000000900000009024A1C3D19F9D4EA7.png" xlink:type="simple" xlink:show="embed" xlink:actuate="onLoad" draw:mime-type="image/png">
            <text:p/>
          </draw:image>
        </draw:frame>
        <draw:frame draw:style-name="gr4" draw:text-style-name="P5" draw:layer="layout" svg:width="0.565cm" svg:height="0.565cm" svg:x="4.25cm" svg:y="4.121cm">
          <draw:image xlink:href="Pictures/10000000000000B4000000B461CEE230866359A0.png" xlink:type="simple" xlink:show="embed" xlink:actuate="onLoad" draw:mime-type="image/png">
            <text:p/>
          </draw:image>
        </draw:frame>
        <draw:custom-shape draw:style-name="gr6" draw:text-style-name="P8" draw:layer="layout" svg:width="4.25cm" svg:height="0.5cm" svg:x="4.25cm" svg:y="4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3cm" svg:height="0.806cm" svg:x="4.75cm" svg:y="4cm">
          <draw:text-box>
            <text:p text:style-name="P3"><text:span text:style-name="T1">Bower</text:span></text:p>
          </draw:text-box>
        </draw:frame>
        <draw:frame draw:style-name="gr3" draw:text-style-name="P10" draw:layer="layout" svg:width="1.45cm" svg:height="0.725cm" svg:x="3.093cm" svg:y="3.396cm">
          <draw:text-box>
            <text:p text:style-name="P9"><text:span text:style-name="T2">2010</text:span></text:p>
          </draw:text-box>
        </draw:frame>
        <draw:frame draw:style-name="gr3" draw:text-style-name="P10" draw:layer="layout" svg:width="1.45cm" svg:height="0.725cm" svg:x="4.106cm" svg:y="4.645cm">
          <draw:text-box>
            <text:p text:style-name="P9"><text:span text:style-name="T2">2012</text:span></text:p>
          </draw:text-box>
        </draw:frame>
        <draw:frame draw:style-name="gr3" draw:text-style-name="P10" draw:layer="layout" svg:width="1.45cm" svg:height="0.725cm" svg:x="7.244cm" svg:y="4.623cm">
          <draw:text-box>
            <text:p text:style-name="P9"><text:span text:style-name="T2">2017</text:span></text:p>
          </draw:text-box>
        </draw:frame>
        <draw:custom-shape draw:style-name="gr7" draw:text-style-name="P11" draw:layer="layout" svg:width="2.5cm" svg:height="0.5cm" svg:x="6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16cm" svg:height="0.616cm" svg:x="6cm" svg:y="5.31cm">
          <draw:image xlink:href="Pictures/1000124400001A9000001A90619F85B3958AA14F.svg" xlink:type="simple" xlink:show="embed" xlink:actuate="onLoad" draw:mime-type="image/svg+xml">
            <text:p/>
          </draw:image>
          <draw:image xlink:href="Pictures/1000020100000141000001415C08B32FDB27896B.png" xlink:type="simple" xlink:show="embed" xlink:actuate="onLoad" draw:mime-type="image/png"/>
        </draw:frame>
        <draw:frame draw:style-name="gr3" draw:text-style-name="P10" draw:layer="layout" svg:width="1.45cm" svg:height="0.725cm" svg:x="5.814cm" svg:y="5.905cm">
          <draw:text-box>
            <text:p text:style-name="P9"><text:span text:style-name="T2">2016</text:span></text:p>
          </draw:text-box>
        </draw:frame>
        <draw:frame draw:style-name="gr3" draw:text-style-name="P4" draw:layer="layout" svg:width="1.51cm" svg:height="0.806cm" svg:x="6.5cm" svg:y="5.25cm">
          <draw:text-box>
            <text:p text:style-name="P3"><text:span text:style-name="T1">Yarn</text:span></text:p>
          </draw:text-box>
        </draw:frame>
        <draw:frame draw:style-name="gr3" draw:text-style-name="P10" draw:layer="layout" svg:width="1.45cm" svg:height="0.725cm" svg:x="7.264cm" svg:y="5.905cm">
          <draw:text-box>
            <text:p text:style-name="P9"><text:span text:style-name="T2">2017</text:span></text:p>
          </draw:text-box>
        </draw:frame>
        <draw:custom-shape draw:style-name="gr8" draw:text-style-name="P12" draw:layer="layout" svg:width="4.25cm" svg:height="0.5cm" svg:x="8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2cm" svg:height="0.5cm" svg:x="10.75cm" svg:y="7.25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13" draw:layer="layout" svg:width="1.062cm" svg:height="0.488cm" svg:x="10.748cm" svg:y="6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0.979cm" svg:height="0.437cm" svg:x="10.786cm" svg:y="6.652cm">
            <draw:image xlink:href="Pictures/10000D93000115B600007BB7E9A26CBCB7584F31.svg" xlink:type="simple" xlink:show="embed" xlink:actuate="onLoad" draw:mime-type="image/svg+xml">
              <text:p/>
            </draw:image>
            <draw:image xlink:href="Pictures/1000020100000424000001D8FF1D32DA3A52EE71.png" xlink:type="simple" xlink:show="embed" xlink:actuate="onLoad" draw:mime-type="image/png"/>
          </draw:frame>
        </draw:g>
        <draw:frame draw:style-name="gr3" draw:text-style-name="P4" draw:layer="layout" svg:width="1.002cm" svg:height="0.806cm" svg:x="11.748cm" svg:y="6.5cm">
          <draw:text-box>
            <text:p text:style-name="P3"><text:span text:style-name="T1">vlt</text:span></text:p>
          </draw:text-box>
        </draw:frame>
        <draw:frame draw:style-name="gr3" draw:text-style-name="P4" draw:layer="layout" svg:width="1.51cm" svg:height="0.806cm" svg:x="6.5cm" svg:y="5.25cm">
          <draw:text-box>
            <text:p text:style-name="P3"><text:span text:style-name="T1">Yarn</text:span></text:p>
          </draw:text-box>
        </draw:frame>
        <draw:frame draw:style-name="gr3" draw:text-style-name="P10" draw:layer="layout" svg:width="1.45cm" svg:height="0.725cm" svg:x="10.614cm" svg:y="7.144cm">
          <draw:text-box>
            <text:p text:style-name="P9"><text:span text:style-name="T2">202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0T16:08:41.195000000</meta:creation-date>
    <dc:date>2024-05-20T16:59:19.175000000</dc:date>
    <meta:editing-duration>PT9M56S</meta:editing-duration>
    <meta:editing-cycles>2</meta:editing-cycles>
    <meta:generator>LibreOffice/7.1.4.2$Windows_X86_64 LibreOffice_project/a529a4fab45b75fefc5b6226684193eb000654f6</meta:generator>
    <meta:document-statistic meta:object-count="26"/>
  </office:meta>
</office:document-meta>
</file>